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subtitle">
      <style:graphic-properties draw:fill-color="#ffffff" fo:min-height="16.25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90%" fo:text-align="center"/>
      <style:text-properties fo:color="#ffffff" fo:font-size="20pt" style:font-size-asian="20pt" style:font-size-complex="20pt"/>
    </style:style>
    <style:style style:name="P4" style:family="paragraph">
      <loext:graphic-properties draw:fill-color="#ffffff"/>
      <style:text-properties fo:color="#ffffff" fo:font-size="44pt" style:font-size-asian="44pt" style:font-size-complex="44pt"/>
    </style:style>
    <style:style style:name="P5" style:family="paragraph">
      <style:paragraph-properties fo:line-height="90%" fo:text-align="center"/>
      <style:text-properties fo:color="#ffffff" fo:font-size="44pt" style:font-size-asian="20pt" style:font-size-complex="20pt"/>
    </style:style>
    <style:style style:name="P6" style:family="paragraph">
      <loext:graphic-properties draw:fill-color="#ffffff"/>
      <style:paragraph-properties fo:line-height="90%" fo:text-align="center"/>
      <style:text-properties fo:color="#ffffff" fo:font-size="44pt" style:font-size-asian="20pt" style:font-size-complex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color="#808080"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44pt" style:font-size-asian="44pt" style:font-size-complex="44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Aviva, Oh Senhor!</text:span></text:p>
            <text:p><text:span text:style-name="T2">Bruna Karl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Oh, Deus tremendo!</text:span></text:p>
            <text:p text:style-name="P3"><text:span text:style-name="T3">Os nossos jovens desejam</text:span></text:p>
            <text:p text:style-name="P3"><text:span text:style-name="T3">mais de Ti</text:span></text:p>
            <text:p text:style-name="P3"><text:span text:style-name="T3">As lideranças, velhos e crianças</text:span></text:p>
            <text:p text:style-name="P3"><text:span text:style-name="T3">Sedentos estão por T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O pecado não vai congelar</text:span></text:p>
            <text:p text:style-name="P3"><text:span text:style-name="T3">nosso amor</text:span></text:p>
            <text:p text:style-name="P3"><text:span text:style-name="T3">Nossa carne sentirá o</text:span></text:p>
            <text:p text:style-name="P3"><text:span text:style-name="T3">impacto de pod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Aviva, oh Senhor, Tua obra</text:span></text:p>
            <text:p text:style-name="P3"><text:span text:style-name="T3">No meio do Teu povo</text:span></text:p>
            <text:p text:style-name="P3"><text:span text:style-name="T3">Faz arder nosso coração com fogo</text:span></text:p>
            <text:p text:style-name="P3"><text:span text:style-name="T3">Aviva, oh Senhor, Tua obra</text:span></text:p>
            <text:p text:style-name="P3"><text:span text:style-name="T3">No meio do Teu povo</text:span></text:p>
            <text:p text:style-name="P3"><text:span text:style-name="T3">Vem quebrar nosso</text:span></text:p>
            <text:p text:style-name="P3"><text:span text:style-name="T3">coração de novo</text:span></text:p>
            <text:p text:style-name="P3"><text:span text:style-name="T3">Derrama fog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3" draw:text-style-name="P6" draw:layer="layout" svg:width="25.199cm" svg:height="18.963cm" svg:x="1.4cm" svg:y="0.837cm" presentation:class="subtitle" presentation:user-transformed="true">
          <draw:text-box>
            <text:p text:style-name="P5"><text:span text:style-name="T3">Oh, Deus tremendo!</text:span></text:p>
            <text:p text:style-name="P5"><text:span text:style-name="T3">Os nossos jovens desejam</text:span></text:p>
            <text:p text:style-name="P5"><text:span text:style-name="T3">mais de Ti</text:span></text:p>
            <text:p text:style-name="P5"><text:span text:style-name="T3">As lideranças, velhos e crianças</text:span></text:p>
            <text:p text:style-name="P5"><text:span text:style-name="T3">Sedentos estão por T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5" draw:text-style-name="P6" draw:layer="layout" svg:width="25.199cm" svg:height="19.163cm" svg:x="1.4cm" svg:y="0.837cm" presentation:class="subtitle" presentation:user-transformed="true">
          <draw:text-box>
            <text:p text:style-name="P5"><text:span text:style-name="T3">O pecado não vai congelar</text:span></text:p>
            <text:p text:style-name="P5"><text:span text:style-name="T3">nosso amor</text:span></text:p>
            <text:p text:style-name="P5"><text:span text:style-name="T3">Nossa carne sentirá o</text:span></text:p>
            <text:p text:style-name="P5"><text:span text:style-name="T3">impacto de pod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5" draw:text-style-name="P6" draw:layer="layout" svg:width="25.199cm" svg:height="19.163cm" svg:x="1.4cm" svg:y="0.837cm" presentation:class="subtitle" presentation:user-transformed="true">
          <draw:text-box>
            <text:p text:style-name="P5"><text:span text:style-name="T3">Aviva, oh Senhor, Tua obra</text:span></text:p>
            <text:p text:style-name="P5"><text:span text:style-name="T3">No meio do Teu povo</text:span></text:p>
            <text:p text:style-name="P5"><text:span text:style-name="T3">Faz arder nosso coração com fogo</text:span></text:p>
            <text:p text:style-name="P5"><text:span text:style-name="T3">Aviva, oh Senhor, Tua obra</text:span></text:p>
            <text:p text:style-name="P5"><text:span text:style-name="T3">No meio do Teu povo</text:span></text:p>
            <text:p text:style-name="P5"><text:span text:style-name="T3">Vem quebrar nosso</text:span></text:p>
            <text:p text:style-name="P5"><text:span text:style-name="T3">coração de nov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cm" svg:y="0.837cm" presentation:class="subtitle">
          <draw:text-box>
            <text:p text:style-name="P8"><text:span text:style-name="T4">Derrama fogo</text:span></text:p>
            <text:p text:style-name="P8"><text:span text:style-name="T4">E queima toda iniquidade</text:span></text:p>
            <text:p text:style-name="P8"><text:span text:style-name="T4">Derrama fogo</text:span></text:p>
            <text:p text:style-name="P8"><text:span text:style-name="T4">Purifica-me com Tua verda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cm" svg:y="0.837cm" presentation:class="subtitle">
          <draw:text-box>
            <text:p text:style-name="P8"><text:span text:style-name="T4">Derrama fogo</text:span></text:p>
            <text:p text:style-name="P8"><text:span text:style-name="T4">E queima toda iniquidade</text:span></text:p>
            <text:p text:style-name="P8"><text:span text:style-name="T4">Derrama fogo</text:span></text:p>
            <text:p text:style-name="P8"><text:span text:style-name="T4">Purifica-me com Tua verda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5" draw:text-style-name="P6" draw:layer="layout" svg:width="25.199cm" svg:height="19.163cm" svg:x="1.4cm" svg:y="0.837cm" presentation:class="subtitle" presentation:user-transformed="true">
          <draw:text-box>
            <text:p text:style-name="P5"><text:span text:style-name="T3">Aviva, oh Senhor, Tua obra</text:span></text:p>
            <text:p text:style-name="P5"><text:span text:style-name="T3">No meio do Teu povo</text:span></text:p>
            <text:p text:style-name="P5"><text:span text:style-name="T3">Faz arder nosso coração com fogo</text:span></text:p>
            <text:p text:style-name="P5"><text:span text:style-name="T3">Aviva, oh Senhor, Tua obra</text:span></text:p>
            <text:p text:style-name="P5"><text:span text:style-name="T3">No meio do Teu povo</text:span></text:p>
            <text:p text:style-name="P5"><text:span text:style-name="T3">Vem quebrar nosso</text:span></text:p>
            <text:p text:style-name="P5"><text:span text:style-name="T3">coração de nov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5" draw:text-style-name="P6" draw:layer="layout" svg:width="25.199cm" svg:height="19.163cm" svg:x="1.4cm" svg:y="0.837cm" presentation:class="subtitle" presentation:user-transformed="true">
          <draw:text-box>
            <text:p text:style-name="P5"><text:span text:style-name="T3">Aviva, oh Senhor, Tua obra</text:span></text:p>
            <text:p text:style-name="P5"><text:span text:style-name="T3">No meio do Teu povo</text:span></text:p>
            <text:p text:style-name="P5"><text:span text:style-name="T3">Faz arder nosso coração com fogo</text:span></text:p>
            <text:p text:style-name="P5"><text:span text:style-name="T3">Aviva, oh Senhor, Tua obra</text:span></text:p>
            <text:p text:style-name="P5"><text:span text:style-name="T3">No meio do Teu povo</text:span></text:p>
            <text:p text:style-name="P5"><text:span text:style-name="T3">Vem quebrar nosso</text:span></text:p>
            <text:p text:style-name="P5"><text:span text:style-name="T3">coração de novo</text:span></text:p>
            <text:p text:style-name="P5"><text:span text:style-name="T3">Derrama fog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2" style:display-name="Título 2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Citaçõe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35:47.060825331</meta:creation-date>
    <dc:date>2015-11-16T19:17:21.917011254</dc:date>
    <meta:editing-duration>PT17M7S</meta:editing-duration>
    <meta:editing-cycles>26</meta:editing-cycles>
    <meta:generator>LibreOffice/4.4.6.3$Linux_X86_64 LibreOffice_project/40m0$Build-3</meta:generator>
    <meta:document-statistic meta:object-count="54"/>
  </office:meta>
</office:document-meta>
</file>